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2cm" fo:min-width="0.577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0.577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6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a" draw:style-name="gr1" draw:text-style-name="P1" draw:layer="layout" svg:width="1.842cm" svg:height="1.843cm" svg:x="7.058cm" svg:y="6.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1cm" svg:y1="4cm" svg:x2="8cm" svg:y2="4cm">
          <text:p/>
        </draw:line>
        <draw:line draw:style-name="gr2" draw:text-style-name="P2" draw:layer="layout" svg:x1="8cm" svg:y1="4cm" svg:x2="8cm" svg:y2="6.1cm">
          <text:p/>
        </draw:line>
        <draw:line draw:style-name="gr2" draw:text-style-name="P2" draw:layer="layout" svg:x1="13cm" svg:y1="4cm" svg:x2="15cm" svg:y2="4cm">
          <text:p/>
        </draw:line>
        <draw:g>
          <draw:custom-shape draw:style-name="gr3" draw:text-style-name="P3" draw:layer="layout" svg:width="2.153cm" svg:height="2.9cm" svg:x="18.947cm" svg:y="5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4" draw:layer="layout" svg:x1="20.021cm" svg:y1="6.342cm" svg:x2="20.021cm" svg:y2="7.768cm">
            <text:p/>
          </draw:line>
        </draw:g>
        <draw:line draw:style-name="gr2" draw:text-style-name="P2" draw:layer="layout" svg:x1="19.1cm" svg:y1="4.061cm" svg:x2="20cm" svg:y2="4.061cm">
          <text:p/>
        </draw:line>
        <draw:line draw:style-name="gr2" draw:text-style-name="P2" draw:layer="layout" svg:x1="8cm" svg:y1="8cm" svg:x2="8cm" svg:y2="11.1cm">
          <text:p/>
        </draw:line>
        <draw:line draw:style-name="gr2" draw:text-style-name="P2" draw:layer="layout" svg:x1="8cm" svg:y1="15cm" svg:x2="8cm" svg:y2="16cm">
          <text:p/>
        </draw:line>
        <draw:line draw:style-name="gr2" draw:text-style-name="P2" draw:layer="layout" svg:x1="8cm" svg:y1="15.948cm" svg:x2="9.1cm" svg:y2="15.948cm">
          <text:p/>
        </draw:line>
        <draw:line draw:style-name="gr2" draw:text-style-name="P2" draw:layer="layout" svg:x1="20cm" svg:y1="4cm" svg:x2="20cm" svg:y2="5.7cm">
          <text:p/>
        </draw:line>
        <draw:line draw:style-name="gr2" draw:text-style-name="P2" draw:layer="layout" svg:x1="20cm" svg:y1="8.4cm" svg:x2="20cm" svg:y2="12.5cm">
          <text:p/>
        </draw:line>
        <draw:g>
          <draw:custom-shape draw:style-name="gr5" draw:text-style-name="P3" draw:layer="layout" svg:width="1.842cm" svg:height="1.843cm" svg:x="19.058cm" svg:y="12.09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9.979cm" svg:y1="13.609cm" svg:x2="19.979cm" svg:y2="12.344cm">
            <text:p/>
          </draw:line>
        </draw:g>
        <draw:line draw:style-name="gr2" draw:text-style-name="P2" draw:layer="layout" svg:x1="20cm" svg:y1="14cm" svg:x2="20cm" svg:y2="16cm">
          <text:p/>
        </draw:line>
        <draw:line draw:style-name="gr2" draw:text-style-name="P2" draw:layer="layout" svg:x1="12.952cm" svg:y1="15.977cm" svg:x2="20.052cm" svg:y2="15.977cm">
          <text:p/>
        </draw:line>
        <draw:custom-shape draw:style-name="gr7" draw:text-style-name="P1" draw:layer="layout" svg:width="2.153cm" svg:height="3cm" svg:x="12.9cm" svg:y="11.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3.974cm" svg:y1="3.975cm" svg:x2="13.974cm" svg:y2="5.075cm">
          <text:p/>
        </draw:line>
        <draw:line draw:style-name="gr2" draw:text-style-name="P2" draw:layer="layout" svg:x1="14cm" svg:y1="8.8cm" svg:x2="14cm" svg:y2="11.5cm">
          <text:p/>
        </draw:line>
        <draw:g>
          <draw:line draw:style-name="gr8" draw:text-style-name="P4" draw:layer="layout" svg:x1="9.1cm" svg:y1="3.996cm" svg:x2="9.422cm" svg:y2="3.5cm">
            <text:p/>
          </draw:line>
          <draw:line draw:style-name="gr8" draw:text-style-name="P4" draw:layer="layout" svg:x1="10.093cm" svg:y1="4.51cm" svg:x2="9.416cm" svg:y2="3.501cm">
            <text:p/>
          </draw:line>
          <draw:line draw:style-name="gr8" draw:text-style-name="P4" draw:layer="layout" svg:x1="11.419cm" svg:y1="4.567cm" svg:x2="12.096cm" svg:y2="3.558cm">
            <text:p/>
          </draw:line>
          <draw:line draw:style-name="gr8" draw:text-style-name="P4" draw:layer="layout" svg:x1="10.06cm" svg:y1="4.534cm" svg:x2="10.737cm" svg:y2="3.525cm">
            <text:p/>
          </draw:line>
          <draw:line draw:style-name="gr8" draw:text-style-name="P4" draw:layer="layout" svg:x1="11.448cm" svg:y1="4.561cm" svg:x2="10.771cm" svg:y2="3.552cm">
            <text:p/>
          </draw:line>
          <draw:line draw:style-name="gr8" draw:text-style-name="P4" draw:layer="layout" svg:x1="12.79cm" svg:y1="4.562cm" svg:x2="12.113cm" svg:y2="3.553cm">
            <text:p/>
          </draw:line>
          <draw:line draw:style-name="gr8" draw:text-style-name="P4" draw:layer="layout" svg:x1="12.778cm" svg:y1="4.512cm" svg:x2="13cm" svg:y2="4cm">
            <text:p/>
          </draw:line>
          <draw:g>
            <draw:line draw:style-name="gr8" draw:text-style-name="P4" draw:layer="layout" svg:x1="15cm" svg:y1="4.029cm" svg:x2="15.33cm" svg:y2="3.533cm">
              <text:p/>
            </draw:line>
            <draw:line draw:style-name="gr8" draw:text-style-name="P4" draw:layer="layout" svg:x1="16.018cm" svg:y1="4.543cm" svg:x2="15.324cm" svg:y2="3.534cm">
              <text:p/>
            </draw:line>
            <draw:line draw:style-name="gr8" draw:text-style-name="P4" draw:layer="layout" svg:x1="17.377cm" svg:y1="4.6cm" svg:x2="18.071cm" svg:y2="3.591cm">
              <text:p/>
            </draw:line>
            <draw:line draw:style-name="gr8" draw:text-style-name="P4" draw:layer="layout" svg:x1="15.984cm" svg:y1="4.567cm" svg:x2="16.678cm" svg:y2="3.558cm">
              <text:p/>
            </draw:line>
            <draw:line draw:style-name="gr8" draw:text-style-name="P4" draw:layer="layout" svg:x1="17.406cm" svg:y1="4.594cm" svg:x2="16.712cm" svg:y2="3.585cm">
              <text:p/>
            </draw:line>
            <draw:line draw:style-name="gr8" draw:text-style-name="P4" draw:layer="layout" svg:x1="18.782cm" svg:y1="4.595cm" svg:x2="18.088cm" svg:y2="3.586cm">
              <text:p/>
            </draw:line>
            <draw:line draw:style-name="gr8" draw:text-style-name="P4" draw:layer="layout" svg:x1="18.77cm" svg:y1="4.545cm" svg:x2="19.1cm" svg:y2="4.049cm">
              <text:p/>
            </draw:line>
          </draw:g>
        </draw:g>
        <draw:g>
          <draw:line draw:style-name="gr8" draw:text-style-name="P4" draw:layer="layout" svg:x1="14.027cm" svg:y1="8.8cm" svg:x2="13.522cm" svg:y2="8.5cm">
            <text:p/>
          </draw:line>
          <draw:line draw:style-name="gr8" draw:text-style-name="P4" draw:layer="layout" svg:x1="14.513cm" svg:y1="7.85cm" svg:x2="13.523cm" svg:y2="8.505cm">
            <text:p/>
          </draw:line>
          <draw:line draw:style-name="gr8" draw:text-style-name="P4" draw:layer="layout" svg:x1="14.533cm" svg:y1="6.59cm" svg:x2="13.506cm" svg:y2="5.959cm">
            <text:p/>
          </draw:line>
          <draw:line draw:style-name="gr8" draw:text-style-name="P4" draw:layer="layout" svg:x1="14.537cm" svg:y1="7.882cm" svg:x2="13.51cm" svg:y2="7.251cm">
            <text:p/>
          </draw:line>
          <draw:line draw:style-name="gr8" draw:text-style-name="P4" draw:layer="layout" svg:x1="14.526cm" svg:y1="6.563cm" svg:x2="13.536cm" svg:y2="7.218cm">
            <text:p/>
          </draw:line>
          <draw:line draw:style-name="gr8" draw:text-style-name="P4" draw:layer="layout" svg:x1="14.49cm" svg:y1="5.288cm" svg:x2="13.5cm" svg:y2="5.943cm">
            <text:p/>
          </draw:line>
          <draw:line draw:style-name="gr8" draw:text-style-name="P4" draw:layer="layout" svg:x1="14.441cm" svg:y1="5.3cm" svg:x2="13.936cm" svg:y2="5cm">
            <text:p/>
          </draw:line>
        </draw:g>
        <draw:g>
          <draw:line draw:style-name="gr8" draw:text-style-name="P4" draw:layer="layout" svg:x1="8.027cm" svg:y1="15cm" svg:x2="7.522cm" svg:y2="14.684cm">
            <text:p/>
          </draw:line>
          <draw:line draw:style-name="gr8" draw:text-style-name="P4" draw:layer="layout" svg:x1="8.513cm" svg:y1="14cm" svg:x2="7.523cm" svg:y2="14.689cm">
            <text:p/>
          </draw:line>
          <draw:line draw:style-name="gr8" draw:text-style-name="P4" draw:layer="layout" svg:x1="8.533cm" svg:y1="12.673cm" svg:x2="7.506cm" svg:y2="12.009cm">
            <text:p/>
          </draw:line>
          <draw:line draw:style-name="gr8" draw:text-style-name="P4" draw:layer="layout" svg:x1="8.537cm" svg:y1="14.033cm" svg:x2="7.51cm" svg:y2="13.369cm">
            <text:p/>
          </draw:line>
          <draw:line draw:style-name="gr8" draw:text-style-name="P4" draw:layer="layout" svg:x1="8.526cm" svg:y1="12.646cm" svg:x2="7.536cm" svg:y2="13.335cm">
            <text:p/>
          </draw:line>
          <draw:line draw:style-name="gr8" draw:text-style-name="P4" draw:layer="layout" svg:x1="8.49cm" svg:y1="11.303cm" svg:x2="7.5cm" svg:y2="11.992cm">
            <text:p/>
          </draw:line>
          <draw:line draw:style-name="gr8" draw:text-style-name="P4" draw:layer="layout" svg:x1="8.441cm" svg:y1="11.316cm" svg:x2="7.936cm" svg:y2="11cm">
            <text:p/>
          </draw:line>
        </draw:g>
        <draw:line draw:style-name="gr2" draw:text-style-name="P2" draw:layer="layout" svg:x1="8cm" svg:y1="10cm" svg:x2="9cm" svg:y2="10cm">
          <text:p/>
        </draw:line>
        <draw:line draw:style-name="gr2" draw:text-style-name="P2" draw:layer="layout" svg:x1="12.9cm" svg:y1="10cm" svg:x2="14cm" svg:y2="10cm">
          <text:p/>
        </draw:line>
        <draw:line draw:style-name="gr2" draw:text-style-name="P2" draw:layer="layout" svg:x1="14cm" svg:y1="10cm" svg:x2="15cm" svg:y2="10cm">
          <text:p/>
        </draw:line>
        <draw:g>
          <draw:line draw:style-name="gr8" draw:text-style-name="P4" draw:layer="layout" svg:x1="9cm" svg:y1="9.996cm" svg:x2="9.322cm" svg:y2="9.5cm">
            <text:p/>
          </draw:line>
          <draw:line draw:style-name="gr8" draw:text-style-name="P4" draw:layer="layout" svg:x1="9.993cm" svg:y1="10.51cm" svg:x2="9.316cm" svg:y2="9.501cm">
            <text:p/>
          </draw:line>
          <draw:line draw:style-name="gr8" draw:text-style-name="P4" draw:layer="layout" svg:x1="11.319cm" svg:y1="10.567cm" svg:x2="11.996cm" svg:y2="9.558cm">
            <text:p/>
          </draw:line>
          <draw:line draw:style-name="gr8" draw:text-style-name="P4" draw:layer="layout" svg:x1="9.96cm" svg:y1="10.534cm" svg:x2="10.637cm" svg:y2="9.525cm">
            <text:p/>
          </draw:line>
          <draw:line draw:style-name="gr8" draw:text-style-name="P4" draw:layer="layout" svg:x1="11.348cm" svg:y1="10.561cm" svg:x2="10.671cm" svg:y2="9.552cm">
            <text:p/>
          </draw:line>
          <draw:line draw:style-name="gr8" draw:text-style-name="P4" draw:layer="layout" svg:x1="12.69cm" svg:y1="10.562cm" svg:x2="12.013cm" svg:y2="9.553cm">
            <text:p/>
          </draw:line>
          <draw:line draw:style-name="gr8" draw:text-style-name="P4" draw:layer="layout" svg:x1="12.678cm" svg:y1="10.512cm" svg:x2="12.9cm" svg:y2="10cm">
            <text:p/>
          </draw:line>
          <draw:g>
            <draw:line draw:style-name="gr8" draw:text-style-name="P4" draw:layer="layout" svg:x1="14.9cm" svg:y1="10.029cm" svg:x2="15.23cm" svg:y2="9.533cm">
              <text:p/>
            </draw:line>
            <draw:line draw:style-name="gr8" draw:text-style-name="P4" draw:layer="layout" svg:x1="15.918cm" svg:y1="10.543cm" svg:x2="15.224cm" svg:y2="9.534cm">
              <text:p/>
            </draw:line>
            <draw:line draw:style-name="gr8" draw:text-style-name="P4" draw:layer="layout" svg:x1="17.277cm" svg:y1="10.6cm" svg:x2="17.971cm" svg:y2="9.591cm">
              <text:p/>
            </draw:line>
            <draw:line draw:style-name="gr8" draw:text-style-name="P4" draw:layer="layout" svg:x1="15.884cm" svg:y1="10.567cm" svg:x2="16.578cm" svg:y2="9.558cm">
              <text:p/>
            </draw:line>
            <draw:line draw:style-name="gr8" draw:text-style-name="P4" draw:layer="layout" svg:x1="17.306cm" svg:y1="10.594cm" svg:x2="16.612cm" svg:y2="9.585cm">
              <text:p/>
            </draw:line>
            <draw:line draw:style-name="gr8" draw:text-style-name="P4" draw:layer="layout" svg:x1="18.682cm" svg:y1="10.595cm" svg:x2="17.988cm" svg:y2="9.586cm">
              <text:p/>
            </draw:line>
            <draw:line draw:style-name="gr8" draw:text-style-name="P4" draw:layer="layout" svg:x1="18.67cm" svg:y1="10.545cm" svg:x2="19cm" svg:y2="10.049cm">
              <text:p/>
            </draw:line>
          </draw:g>
        </draw:g>
        <draw:line draw:style-name="gr2" draw:text-style-name="P2" draw:layer="layout" svg:x1="19cm" svg:y1="10cm" svg:x2="20.1cm" svg:y2="10cm">
          <text:p/>
        </draw:line>
        <draw:g>
          <draw:line draw:style-name="gr8" draw:text-style-name="P4" draw:layer="layout" svg:x1="9cm" svg:y1="15.996cm" svg:x2="9.322cm" svg:y2="15.5cm">
            <text:p/>
          </draw:line>
          <draw:line draw:style-name="gr8" draw:text-style-name="P4" draw:layer="layout" svg:x1="9.993cm" svg:y1="16.51cm" svg:x2="9.316cm" svg:y2="15.501cm">
            <text:p/>
          </draw:line>
          <draw:line draw:style-name="gr8" draw:text-style-name="P4" draw:layer="layout" svg:x1="11.319cm" svg:y1="16.567cm" svg:x2="11.996cm" svg:y2="15.558cm">
            <text:p/>
          </draw:line>
          <draw:line draw:style-name="gr8" draw:text-style-name="P4" draw:layer="layout" svg:x1="9.96cm" svg:y1="16.534cm" svg:x2="10.637cm" svg:y2="15.525cm">
            <text:p/>
          </draw:line>
          <draw:line draw:style-name="gr8" draw:text-style-name="P4" draw:layer="layout" svg:x1="11.348cm" svg:y1="16.561cm" svg:x2="10.671cm" svg:y2="15.552cm">
            <text:p/>
          </draw:line>
          <draw:line draw:style-name="gr8" draw:text-style-name="P4" draw:layer="layout" svg:x1="12.69cm" svg:y1="16.562cm" svg:x2="12.013cm" svg:y2="15.553cm">
            <text:p/>
          </draw:line>
          <draw:line draw:style-name="gr8" draw:text-style-name="P4" draw:layer="layout" svg:x1="12.678cm" svg:y1="16.512cm" svg:x2="13cm" svg:y2="16.016cm">
            <text:p/>
          </draw:line>
        </draw:g>
        <draw:line draw:style-name="gr2" draw:text-style-name="P2" draw:layer="layout" svg:x1="14cm" svg:y1="14.5cm" svg:x2="14cm" svg:y2="16cm">
          <text:p/>
        </draw:line>
        <draw:frame draw:style-name="gr9" draw:text-style-name="P5" draw:layer="layout" svg:width="2.3cm" svg:height="2.1cm" svg:x="5.8cm" svg:y="6.6cm">
          <draw:text-box>
            <text:p>Va</text:p>
          </draw:text-box>
        </draw:frame>
        <draw:frame draw:style-name="gr10" draw:text-style-name="P5" draw:layer="layout" svg:width="1.8cm" svg:height="1.4cm" svg:x="10.2cm" svg:y="4.8cm">
          <draw:text-box>
            <text:p>R₁</text:p>
          </draw:text-box>
        </draw:frame>
        <draw:frame draw:style-name="gr10" draw:text-style-name="P5" draw:layer="layout" svg:width="1.8cm" svg:height="1.4cm" svg:x="16.7cm" svg:y="4.7cm">
          <draw:text-box>
            <text:p>R₂</text:p>
          </draw:text-box>
        </draw:frame>
        <draw:frame draw:style-name="gr10" draw:text-style-name="P5" draw:layer="layout" svg:width="1.8cm" svg:height="1.4cm" svg:x="14.7cm" svg:y="6.2cm">
          <draw:text-box>
            <text:p>R₃</text:p>
          </draw:text-box>
        </draw:frame>
        <draw:frame draw:style-name="gr10" draw:text-style-name="P5" draw:layer="layout" svg:width="1.8cm" svg:height="1.4cm" svg:x="10.3cm" svg:y="10.3cm">
          <draw:text-box>
            <text:p>R₄</text:p>
          </draw:text-box>
        </draw:frame>
        <draw:frame draw:style-name="gr10" draw:text-style-name="P5" draw:layer="layout" svg:width="1.8cm" svg:height="1.4cm" svg:x="16.6cm" svg:y="10.6cm">
          <draw:text-box>
            <text:p>R₅</text:p>
          </draw:text-box>
        </draw:frame>
        <draw:frame draw:style-name="gr10" draw:text-style-name="P5" draw:layer="layout" svg:width="1.8cm" svg:height="1.4cm" svg:x="6.6cm" svg:y="12.8cm">
          <draw:text-box>
            <text:p>R₆</text:p>
          </draw:text-box>
        </draw:frame>
        <draw:frame draw:style-name="gr10" draw:text-style-name="P5" draw:layer="layout" svg:width="1.8cm" svg:height="1.4cm" svg:x="10.7cm" svg:y="16.7cm">
          <draw:text-box>
            <text:p>R₇</text:p>
          </draw:text-box>
        </draw:frame>
        <draw:frame draw:style-name="gr11" draw:text-style-name="P5" draw:layer="layout" svg:width="2.3cm" svg:height="3.906cm" svg:x="12.3cm" svg:y="6.1cm">
          <draw:text-box>
            <text:p>+</text:p>
            <text:p>Vb</text:p>
            <text:p>-</text:p>
          </draw:text-box>
        </draw:frame>
        <draw:frame draw:style-name="gr12" draw:text-style-name="P5" draw:layer="layout" svg:width="4.1cm" svg:height="2.4cm" svg:x="20.2cm" svg:y="8cm">
          <draw:text-box>
            <text:p>Ib = Kb Vb</text:p>
          </draw:text-box>
        </draw:frame>
        <draw:line draw:style-name="gr13" draw:text-style-name="P2" draw:layer="layout" svg:x1="9cm" svg:y1="12.4cm" svg:x2="9cm" svg:y2="14.9cm">
          <text:p/>
        </draw:line>
        <draw:frame draw:style-name="gr14" draw:text-style-name="P5" draw:layer="layout" svg:width="2.3cm" svg:height="2.2cm" svg:x="9.2cm" svg:y="12.6cm">
          <draw:text-box>
            <text:p>Ic</text:p>
          </draw:text-box>
        </draw:frame>
        <draw:frame draw:style-name="gr14" draw:text-style-name="P5" draw:layer="layout" svg:width="3.5cm" svg:height="2.2cm" svg:x="14.4cm" svg:y="14.2cm">
          <draw:text-box>
            <text:p>Vc = Kc Ic</text:p>
          </draw:text-box>
        </draw:frame>
        <draw:frame draw:style-name="gr14" draw:text-style-name="P5" draw:layer="layout" svg:width="2.3cm" svg:height="2.2cm" svg:x="20.7cm" svg:y="13.5cm">
          <draw:text-box>
            <text:p>I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3-16T23:08:13.673762490</dc:date>
    <meta:editing-duration>PT10M49S</meta:editing-duration>
    <meta:editing-cycles>3</meta:editing-cycles>
    <meta:generator>LibreOffice/6.4.6.2$Linux_X86_64 LibreOffice_project/40$Build-2</meta:generator>
    <meta:document-statistic meta:object-count="96"/>
  </office:meta>
</office:document-meta>
</file>